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5c17c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a5aa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ac419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none"/>
    </style:style>
    <style:style style:name="T6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15e97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fo:font-style="normal" fo:text-shadow="none" style:text-underline-style="none" officeooo:rsid="3449857d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34" style:family="text">
      <style:text-properties style:font-name="標楷體1"/>
    </style:style>
    <style:style style:name="T35" style:family="text">
      <style:text-properties style:font-name="標楷體1" style:font-name-asian="標楷體1"/>
    </style:style>
    <style:style style:name="T36" style:family="text">
      <style:text-properties style:font-name="標楷體1" officeooo:rsid="0a6d63ec" style:font-name-asian="標楷體1"/>
    </style:style>
    <style:style style:name="T37" style:family="text">
      <style:text-properties style:font-name="標楷體1" style:text-underline-style="solid" style:text-underline-width="auto" style:text-underline-color="font-color"/>
    </style:style>
    <style:style style:name="T38" style:family="text">
      <style:text-properties style:font-name="標楷體1" officeooo:rsid="3449857d"/>
    </style:style>
    <style:style style:name="T39" style:family="text">
      <style:text-properties style:font-name="標楷體1" officeooo:rsid="2968fd3e"/>
    </style:style>
    <style:style style:name="T40" style:family="text">
      <style:text-properties officeooo:rsid="3449857d"/>
    </style:style>
    <style:style style:name="T41" style:family="text">
      <style:text-properties style:font-name="Liberation Serif" officeooo:rsid="0a6d63ec" style:font-name-asian="標楷體1"/>
    </style:style>
    <style:style style:name="T42" style:family="text">
      <style:text-properties officeooo:rsid="0a6d63ec"/>
    </style:style>
    <style:style style:name="T43" style:family="text">
      <style:text-properties officeooo:rsid="2f7a955a"/>
    </style:style>
    <style:style style:name="T44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45" style:family="text">
      <style:text-properties officeooo:rsid="29aaad4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2880391491" text:style-name="L1">
        <text:list-item>
          <text:p text:style-name="P3"><text:span text:style-name="T16">_ (第1本</text:span><text:span text:style-name="T7">)</text:span></text:p>
          <text:list>
            <text:list-item>
              <text:p text:style-name="P11"><text:span text:style-name="T6">神</text:span><text:span text:style-name="T7">，</text:span><text:span text:style-name="T22">精神層個體、第</text:span><text:span text:style-name="T11">2</text:span><text:span text:style-name="T22">層級型態個體、</text:span><text:span text:style-name="T8">第二層級法則、意識層法則、精神層法則、精神世界、物質世界</text:span><text:span text:style-name="T7">。</text:span></text:p>
            </text:list-item>
            <text:list-item>
              <text:p text:style-name="P12"><text:span text:style-name="T6">有機率（正在、試圖）監視、控制 的 勢力、存在、個體</text:span><text:span text:style-name="T7">，YouTube</text:span>。</text:p>
            </text:list-item>
            <text:list-item>
              <text:p text:style-name="P13"><text:span text:style-name="T30">肉質層個體、意識層個體、精神層個體</text:span>，。</text:p>
            </text:list-item>
            <text:list-item>
              <text:p text:style-name="P14"><text:span text:style-name="T1">大規模監控</text:span>，電器型大規模監控、史諾登、稜鏡計畫、上游計畫、超能力型大規模監控、超感知、超行為。</text:p>
            </text:list-item>
          </text:list>
        </text:list-item>
        <text:list-item>
          <text:p text:style-name="P4">反軍事<text:span text:style-name="T35"> (第1本)</text:span></text:p>
          <text:list>
            <text:list-item>
              <text:p text:style-name="P24"><text:span text:style-name="T1">間諜</text:span>，<text:span text:style-name="T43">子彈、彈道、（靶上的）彈痕、領導層型間諜、國民群型間諜、國家型間諜、商業型間諜、政治型間諜、軍事型間諜、電器、</text:span><text:span text:style-name="T22">第</text:span><text:span text:style-name="T12">a</text:span><text:span text:style-name="T22">層級型態個體、</text:span><text:span text:style-name="T25">肉質層型間諜、意識層型間諜、精神層型間諜</text:span><text:span text:style-name="T23">、電</text:span><text:span text:style-name="T25">器</text:span><text:span text:style-name="T23">、</text:span><text:span text:style-name="T32">位</text:span><text:span text:style-name="T25">器</text:span><text:span text:style-name="T23">、電磁波、</text:span><text:span text:style-name="T32">位</text:span><text:span text:style-name="T33">動</text:span><text:span text:style-name="T23">波、</text:span><text:span text:style-name="T14">紅外線</text:span><text:span text:style-name="T23">、可見光、</text:span><text:span text:style-name="T14">紫外線</text:span><text:span text:style-name="T23">、次聲波、聲波、</text:span><text:span text:style-name="T27">超</text:span><text:span text:style-name="T23">音波、聲音、重力波</text:span>。</text:p>
            </text:list-item>
          </text:list>
        </text:list-item>
        <text:list-item>
          <text:p text:style-name="P5">世界學<text:span text:style-name="T35"> (第1本)</text:span></text:p>
          <text:list>
            <text:list-item>
              <text:p text:style-name="P15"><text:span text:style-name="T1">世界學</text:span>，<text:span text:style-name="T10">機械手錶、函數、發條、現象、本質、</text:span><text:span text:style-name="T13">單一本質、瞬間本質、當下本質、整體本質、可能性本質、創造數學工具、河川、上游、下游</text:span>。</text:p>
            </text:list-item>
            <text:list-item>
              <text:p text:style-name="P16"><text:span text:style-name="T1">紅移、紫移</text:span>，超音速、音爆、後移現象。</text:p>
            </text:list-item>
            <text:list-item>
              <text:p text:style-name="P16"><text:span text:style-name="T1">維度</text:span>，線。</text:p>
            </text:list-item>
          </text:list>
        </text:list-item>
        <text:list-item>
          <text:p text:style-name="P5">物質世界學<text:span text:style-name="T35"> (第1本)</text:span></text:p>
          <text:list>
            <text:list-item>
              <text:p text:style-name="P17"><text:span text:style-name="T1">力</text:span>，<text:span text:style-name="T23">第</text:span><text:span text:style-name="T12">a</text:span><text:span text:style-name="T24">層級宗態譜</text:span>。</text:p>
            </text:list-item>
          </text:list>
        </text:list-item>
        <text:list-item>
          <text:p text:style-name="P26">社會 (第1本)</text:p>
          <text:list>
            <text:list-item>
              <text:p text:style-name="P6"><text:span text:style-name="T21">內捲</text:span><text:span text:style-name="T17">，</text:span><text:span text:style-name="T5">。</text:span></text:p>
            </text:list-item>
            <text:list-item>
              <text:p text:style-name="P6"><text:span text:style-name="T26">貧窮</text:span><text:span text:style-name="T5">，。</text:span></text:p>
            </text:list-item>
            <text:list-item>
              <text:p text:style-name="P10"><text:span text:style-name="T28">教育</text:span><text:span text:style-name="T5">，</text:span><text:span text:style-name="T20">神職教育、神學、數學、拉丁文</text:span><text:span text:style-name="T5">、</text:span><text:span text:style-name="T20">地動說、豌豆雜交實驗</text:span><text:span text:style-name="T5">。</text:span></text:p>
            </text:list-item>
          </text:list>
        </text:list-item>
        <text:list-item>
          <text:p text:style-name="P7"><text:span text:style-name="T41">時空</text:span><text:span text:style-name="T36">旅行 (第1本)</text:span></text:p>
          <text:list>
            <text:list-item>
              <text:p text:style-name="P18"><text:span text:style-name="T3">時空旅行的 悖論</text:span><text:span text:style-name="T42">，</text:span>。</text:p>
            </text:list-item>
          </text:list>
        </text:list-item>
        <text:list-item>
          <text:p text:style-name="P6">數學<text:span text:style-name="T35"> (第1本)</text:span></text:p>
          <text:list>
            <text:list-item>
              <text:p text:style-name="P18">微積分，。</text:p>
            </text:list-item>
          </text:list>
        </text:list-item>
        <text:list-item>
          <text:p text:style-name="P8">歷史<text:span text:style-name="T35"> (第1本)</text:span></text:p>
          <text:list>
            <text:list-item>
              <text:p text:style-name="P19"><text:span text:style-name="T1">人類文明的 實驗</text:span>，。</text:p>
            </text:list-item>
            <text:list-item>
              <text:p text:style-name="P19"><text:span text:style-name="T1">文藝復興</text:span>，。</text:p>
            </text:list-item>
            <text:list-item>
              <text:p text:style-name="P25"><text:span text:style-name="T4">啟蒙運動</text:span>，<text:span text:style-name="T40">立法、法律、教育、權限（</text:span><text:span text:style-name="T15">Power limit</text:span><text:span text:style-name="T28">）</text:span>。</text:p>
            </text:list-item>
            <text:list-item>
              <text:p text:style-name="P20"><text:span text:style-name="T2">科舉</text:span><text:span text:style-name="T40">，</text:span>。</text:p>
            </text:list-item>
          </text:list>
        </text:list-item>
        <text:list-item>
          <text:p text:style-name="P26">歷史人物 （第1本）</text:p>
          <text:list>
            <text:list-item>
              <text:p text:style-name="P20"><text:span text:style-name="T37">商鞅</text:span><text:span text:style-name="T34">，法家、</text:span><text:span text:style-name="T38">商君書</text:span><text:span text:style-name="T34">。</text:span></text:p>
            </text:list-item>
            <text:list-item>
              <text:p text:style-name="P20"><text:span text:style-name="T37">蘇格拉底</text:span><text:span text:style-name="T34">，。</text:span></text:p>
            </text:list-item>
            <text:list-item>
              <text:p text:style-name="P21"><text:span text:style-name="T2">柏拉圖</text:span><text:span text:style-name="T34">，。</text:span></text:p>
            </text:list-item>
            <text:list-item>
              <text:p text:style-name="P21"><text:span text:style-name="T37">尼采</text:span><text:span text:style-name="T34">，。</text:span></text:p>
            </text:list-item>
          </text:list>
        </text:list-item>
        <text:list-item>
          <text:p text:style-name="P9"><text:span text:style-name="T34">精神世界學 （第</text:span><text:span text:style-name="T39">1本</text:span><text:span text:style-name="T34">）</text:span></text:p>
          <text:list>
            <text:list-item>
              <text:p text:style-name="P22"><text:span text:style-name="T29">受到 精神層個體、超能力個體 影響 有機率出現的 現象</text:span><text:span text:style-name="T34">，</text:span><text:span text:style-name="T9">Y</text:span><text:span text:style-name="T10">ouTube、手機、機械手錶</text:span><text:span text:style-name="T44">、函數</text:span><text:span text:style-name="T10">、發條</text:span><text:span text:style-name="T34">。</text:span></text:p>
            </text:list-item>
            <text:list-item>
              <text:p text:style-name="P23"><text:span text:style-name="T37">精神世界學</text:span><text:span text:style-name="T34">，</text:span><text:span text:style-name="T21">記錄、好奇、探索、思考、質疑、驗證、傳承、</text:span><text:span text:style-name="T22">精神世界學、</text:span><text:span text:style-name="T8">物質世界</text:span><text:span text:style-name="T22">學</text:span><text:span text:style-name="T34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7T17:33:46.093000000</dc:date>
    <meta:editing-duration>P204DT2H5M36S</meta:editing-duration>
    <meta:editing-cycles>9850</meta:editing-cycles>
    <meta:document-statistic meta:table-count="0" meta:image-count="0" meta:object-count="0" meta:page-count="1" meta:paragraph-count="35" meta:word-count="691" meta:character-count="770" meta:non-whitespace-character-count="746"/>
  </office:meta>
</office:document-meta>
</file>